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rter.getXMLName( String uri , String loc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porter.startElement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porter.getProperties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orter.exportProperties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porter.export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porter.getUniquePrefix( String 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orter.endElement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ort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er.getPrefix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orter.exportNode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porter.exportProperty( String name , Property proper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xporter.addNamespace( String hint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orter.Exporter( Session session , ContentHandler handler , boolean recurse , boolean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orter.addAttribute( String uri , String local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orter.exportProperty( Map properties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orter.prefixExists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orter.exportNodes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